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E8000002BA32DF0231F8D318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0.61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1.441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solid" draw:fill-color="#ffffff"/>
      <style:text-properties fo:font-size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solid" draw:fill-color="#ffffff"/>
      <style:paragraph-properties fo:text-align="center"/>
      <style:text-properties fo:font-size="12pt"/>
    </style:style>
    <style:style style:name="P6" style:family="paragraph">
      <style:paragraph-properties fo:text-align="center"/>
      <style:text-properties fo:font-size="14pt"/>
    </style:style>
    <style:style style:name="P7" style:family="paragraph">
      <loext:graphic-properties draw:fill="solid" draw:fill-color="#ffffff"/>
      <style:paragraph-properties fo:text-align="center"/>
      <style:text-properties fo:font-size="14pt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27.999cm" svg:height="15.559cm" svg:x="0.05cm" svg:y="0.112cm">
          <draw:image xlink:href="Pictures/10000001000004E8000002BA32DF0231F8D3182B.png" xlink:type="simple" xlink:show="embed" xlink:actuate="onLoad" draw:mime-type="image/png">
            <text:p/>
          </draw:image>
        </draw:frame>
        <draw:frame draw:style-name="gr2" draw:text-style-name="P3" draw:layer="layout" svg:width="3cm" svg:height="0.865cm" svg:x="16.5cm" svg:y="0.8cm">
          <draw:text-box>
            <text:p text:style-name="P2">Save folder</text:p>
          </draw:text-box>
        </draw:frame>
        <draw:frame draw:style-name="gr3" draw:text-style-name="P5" draw:layer="layout" svg:width="9cm" svg:height="0.865cm" svg:x="19cm" svg:y="0.201cm">
          <draw:text-box>
            <text:p text:style-name="P4">Save F4D data by data groups</text:p>
          </draw:text-box>
        </draw:frame>
        <draw:frame draw:style-name="gr4" draw:text-style-name="P7" draw:layer="layout" svg:width="7.5cm" svg:height="1.691cm" svg:x="20.4cm" svg:y="13.809cm">
          <draw:text-box>
            <text:p text:style-name="P6">Conversion result : </text:p>
            <text:p text:style-name="P6">user_id + unique value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7T11:14:09.999121240</meta:creation-date>
    <dc:date>2021-11-17T11:19:13.214655085</dc:date>
    <meta:editing-duration>PT5M5S</meta:editing-duration>
    <meta:editing-cycles>1</meta:editing-cycles>
    <meta:document-statistic meta:object-count="27"/>
    <meta:generator>LibreOffice/7.2.2.2$Linux_X86_64 LibreOffice_project/20$Build-2</meta:generator>
  </office:meta>
</office:document-meta>
</file>